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e6" style:family="table-cell" style:parent-style-name="Link" style:data-style-name="N0">
      <style:table-cell-properties style:vertical-align="automatic"/>
      <style:text-properties fo:color="#0000FF" style:text-underline-style="solid" style:text-underline-type="single"/>
    </style:style>
    <style:style style:name="ce7" style:family="table-cell" style:parent-style-name="Link" style:data-style-name="N0">
      <style:table-cell-properties style:vertical-align="automatic"/>
      <style:text-properties fo:color="#FF0000" style:font-name="Cambria" style:font-name-asian="Cambria" style:font-name-complex="Cambria" fo:font-style="italic" style:font-style-asian="italic" style:font-style-complex="italic" style:text-underline-style="none" style:text-underline-type="none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Link" style:data-style-name="N0">
      <style:table-cell-properties fo:border="thin solid #000000" style:vertical-align="automatic"/>
      <style:text-properties fo:color="#0000FF" style:text-underline-style="solid" style:text-underline-type="single"/>
    </style:style>
    <style:style style:name="ce11" style:family="table-cell" style:parent-style-name="Link" style:data-style-name="N0">
      <style:table-cell-properties fo:border-top="thin solid #000000" fo:border-bottom="thin solid #000000" fo:border-left="none" fo:border-right="none" style:vertical-align="automatic"/>
      <style:text-properties fo:color="#0000FF" style:text-underline-style="solid" style:text-underline-type="single"/>
    </style:style>
    <style:style style:name="ce12" style:family="table-cell" style:parent-style-name="Link" style:data-style-name="N0">
      <style:table-cell-properties fo:border="thin solid #000000" style:vertical-align="automatic"/>
      <style:text-properties fo:color="#FF0000" style:font-name="Cambria" style:font-name-asian="Cambria" style:font-name-complex="Cambria" fo:font-style="italic" style:font-style-asian="italic" style:font-style-complex="italic" style:text-underline-style="none" style:text-underline-type="none" style:font-family-generic="roman"/>
    </style:style>
    <style:style style:name="ce13" style:family="table-cell" style:parent-style-name="Link" style:data-style-name="N0">
      <style:table-cell-properties fo:border-top="thin solid #000000" fo:border-bottom="thin solid #000000" fo:border-left="none" fo:border-right="thin solid #000000" style:vertical-align="automatic"/>
      <style:text-properties fo:color="#FF0000" style:font-name="Cambria" style:font-name-asian="Cambria" style:font-name-complex="Cambria" fo:font-style="italic" style:font-style-asian="italic" style:font-style-complex="italic" style:text-underline-style="none" style:text-underline-type="none" style:font-family-generic="roman"/>
    </style:style>
    <style:style style:name="T1" style:family="text" style:parent-style-name="Default">
      <style:text-properties fo:color="#00B050" style:text-line-through-style="none" style:font-name="Cambria" style:font-name-asian="Cambria" style:font-name-complex="Cambria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0.31875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CELL FORMAT TEST DOCUMENT</text:p>
          </table:table-cell>
          <table:table-cell table:number-columns-repeated="3" table:style-name="ce2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INTERNAL LINKS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INTERNAL LINKS TO OWN SHEET (cell A1)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5">
            <text:p>URL</text:p>
          </table:table-cell>
          <table:table-cell office:value-type="string" table:style-name="ce5">
            <text:p>Hyperlink cell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#A1</text:p>
          </table:table-cell>
          <table:table-cell office:value-type="string" table:style-name="ce6">
            <text:p><text:a xlink:href="#A1">#A1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#Sheet1!A1</text:p>
          </table:table-cell>
          <table:table-cell office:value-type="string" table:style-name="ce6">
            <text:p><text:a xlink:href="#Sheet1.A1">#Sheet1!A1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#name1</text:p>
          </table:table-cell>
          <table:table-cell office:value-type="string" table:style-name="ce6">
            <text:p><text:a xlink:href="#name1">#name1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#Sheet1!name1</text:p>
          </table:table-cell>
          <table:table-cell office:value-type="string" table:style-name="ce6">
            <text:p><text:a xlink:href="#Sheet1.name1">#Sheet1!name1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#name2</text:p>
          </table:table-cell>
          <table:table-cell office:value-type="string" table:style-name="ce6">
            <text:p><text:a xlink:href="#name2">#name2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#name3</text:p>
          </table:table-cell>
          <table:table-cell office:value-type="string" table:style-name="ce6">
            <text:p><text:a xlink:href="#name3">#name3</text:a>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INTERNAL LINKS TO OTHER SHEETS (cell A2)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5">
            <text:p>URL</text:p>
          </table:table-cell>
          <table:table-cell office:value-type="string" table:style-name="ce5">
            <text:p>Hyperlink cell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#Sheet2!A1</text:p>
          </table:table-cell>
          <table:table-cell office:value-type="string" table:style-name="ce6">
            <text:p><text:a xlink:href="#Sheet2.A1">#Sheet2!A1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#Sheet2!localname</text:p>
          </table:table-cell>
          <table:table-cell office:value-type="string" table:style-name="ce6">
            <text:p><text:a xlink:href="#Sheet2.localname">#Sheet2!localname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#'Sheet''!'!A1</text:p>
          </table:table-cell>
          <table:table-cell office:value-type="string" table:style-name="ce6">
            <text:p><text:a xlink:href="#'Sheet''.'!A1">#'Sheet''!'!A1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#'Sheet''!'!localname</text:p>
          </table:table-cell>
          <table:table-cell office:value-type="string" table:style-name="ce6">
            <text:p><text:a xlink:href="#'Sheet''.'!localname">#'Sheet''!'!localname</text:a>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FILE LINKS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LOCAL FILE LINKS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5">
            <text:p>URL</text:p>
          </table:table-cell>
          <table:table-cell office:value-type="string" table:style-name="ce5">
            <text:p>Hyperlink cell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EXTDATA12.XLSX</text:p>
          </table:table-cell>
          <table:table-cell office:value-type="string" table:style-name="ce6">
            <text:p><text:a xlink:href="../EXTDATA12.XLSX">EXTDATA12.XLSX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TDATA12.XLSX#A1</text:p>
          </table:table-cell>
          <table:table-cell office:value-type="string" table:style-name="ce6">
            <text:p><text:a xlink:href="../EXTDATA12.XLSX#A1">EXTDATA12.XLSX#A1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ng_unicode_filename_€.xls</text:p>
          </table:table-cell>
          <table:table-cell office:value-type="string" table:style-name="ce6">
            <text:p><text:a xlink:href="../long_unicode_filename_€.xls">long_unicode_filename_€.xls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ng_unicode_filename_€.xls#A1</text:p>
          </table:table-cell>
          <table:table-cell office:value-type="string" table:style-name="ce6">
            <text:p><text:a xlink:href="../long_unicode_filename_€.xls#A1">long_unicode_filename_€.xls#A1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TH\EXTP12_1.XLSX</text:p>
          </table:table-cell>
          <table:table-cell office:value-type="string" table:style-name="ce6">
            <text:p><text:a xlink:href="../PATH/EXTP12_1.XLSX">PATH\EXTP12_1.XLSX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ATH\EXTP12_1.XLSX#A1</text:p>
          </table:table-cell>
          <table:table-cell office:value-type="string" table:style-name="ce6">
            <text:p><text:a xlink:href="../PATH/EXTP12_1.XLSX#A1">PATH\EXTP12_1.XLSX#A1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\PATH\EXTP12_2.XLSX</text:p>
          </table:table-cell>
          <table:table-cell office:value-type="string" table:style-name="ce6">
            <text:p><text:a xlink:href="/PATH/EXTP12_2.XLSX">\PATH\EXTP12_2.XLSX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\PATH\EXTP12_2.XLSX#A1</text:p>
          </table:table-cell>
          <table:table-cell office:value-type="string" table:style-name="ce6">
            <text:p><text:a xlink:href="/PATH/EXTP12_2.XLSX#A1">\PATH\EXTP12_2.XLSX#A1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:\PATH\EXTP12_3.XLSX</text:p>
          </table:table-cell>
          <table:table-cell office:value-type="string" table:style-name="ce6">
            <text:p><text:a xlink:href="file:///C:/PATH/EXTP12_3.XLSX">C:\PATH\EXTP12_3.XLSX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:\PATH\EXTP12_3.XLSX#A1</text:p>
          </table:table-cell>
          <table:table-cell office:value-type="string" table:style-name="ce6">
            <text:p><text:a xlink:href="file:///C:/PATH/EXTP12_3.XLSX#A1">C:\PATH\EXTP12_3.XLSX#A1</text:a>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UNC PATHS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5">
            <text:p>URL</text:p>
          </table:table-cell>
          <table:table-cell office:value-type="string" table:style-name="ce5">
            <text:p>Hyperlink cell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\\127.0.0.1\PATH\EXTP12_4.XLSX</text:p>
          </table:table-cell>
          <table:table-cell office:value-type="string" table:style-name="ce6">
            <text:p><text:a xlink:href="file://127.0.0.1/PATH/EXTP12_4.XLSX">\\127.0.0.1\PATH\EXTP12_4.XLSX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\\127.0.0.1\PATH\EXTP12_4.XLSX#A1</text:p>
          </table:table-cell>
          <table:table-cell office:value-type="string" table:style-name="ce6">
            <text:p><text:a xlink:href="file://127.0.0.1/PATH/EXTP12_4.XLSX#A1">\\127.0.0.1\PATH\EXTP12_4.XLSX#A1</text:a>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URLS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HTTP LINKS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5">
            <text:p>URL</text:p>
          </table:table-cell>
          <table:table-cell office:value-type="string" table:style-name="ce5">
            <text:p>Hyperlink cell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http://www.example.org/</text:p>
          </table:table-cell>
          <table:table-cell office:value-type="string" table:style-name="ce6">
            <text:p><text:a xlink:href="http://www.example.org/">http://www.example.org/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ttp://127.0.0.1/PATH/EXTP12_5.XLSX</text:p>
          </table:table-cell>
          <table:table-cell office:value-type="string" table:style-name="ce6">
            <text:p><text:a xlink:href="http://127.0.0.1/PATH/EXTP12_5.XLSX">http://127.0.0.1/PATH/EXTP12_5.XLSX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ttp://127.0.0.1/PATH/EXTP12_5.XLSX#A1</text:p>
          </table:table-cell>
          <table:table-cell office:value-type="string" table:style-name="ce6">
            <text:p><text:a xlink:href="http://127.0.0.1/PATH/EXTP12_5.XLSX#A1">http://127.0.0.1/PATH/EXTP12_5.XLSX#A1</text:a>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2 - MAIL LINKS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5">
            <text:p>URL</text:p>
          </table:table-cell>
          <table:table-cell office:value-type="string" table:style-name="ce5">
            <text:p>Hyperlink cell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mailto:test@example.org</text:p>
          </table:table-cell>
          <table:table-cell office:value-type="string" table:style-name="ce6">
            <text:p><text:a xlink:href="mailto:test@example.org">mailto:test@example.org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ailto:test@example.org?subject=subject</text:p>
          </table:table-cell>
          <table:table-cell office:value-type="string" table:style-name="ce6">
            <text:p><text:a xlink:href="mailto:test@example.org?subject=subject">mailto:test@example.org?subject=subject</text:a>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OTHER FEATURES</text:p>
          </table:table-cell>
          <table:table-cell table:number-columns-repeated="3" table:style-name="ce3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TOOLTIPS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5">
            <text:p>Tooltip</text:p>
          </table:table-cell>
          <table:table-cell office:value-type="string" table:style-name="ce5">
            <text:p>Hyperlink cell</text:p>
          </table:table-cell>
          <table:table-cell table:number-columns-repeated="2" table:style-name="ce5"/>
          <table:table-cell table:number-columns-repeated="16380"/>
        </table:table-row>
        <table:table-row table:style-name="ro2">
          <table:table-cell office:value-type="string" table:style-name="ce1">
            <text:p>This is a tooltip.</text:p>
          </table:table-cell>
          <table:table-cell office:value-type="string" table:style-name="ce6">
            <text:p><text:a xlink:href="http://www.example.org/">http://www.example.org/</text:a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his is another tooltip.</text:p>
          </table:table-cell>
          <table:table-cell office:value-type="string" table:style-name="ce6">
            <text:p><text:a xlink:href="http://www.example.org/">http://www.example.org/</text:a>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2 - CELL TYPES, TEXT FORMATTING</text:p>
          </table:table-cell>
          <table:table-cell table:number-columns-repeated="3" table:style-name="ce4"/>
          <table:table-cell table:number-columns-repeated="16380"/>
        </table:table-row>
        <table:table-row table:style-name="ro2">
          <table:table-cell office:value-type="string" table:style-name="ce5">
            <text:p>Cell type</text:p>
          </table:table-cell>
          <table:table-cell office:value-type="string" table:style-name="ce5">
            <text:p>Cell without hyperlink</text:p>
          </table:table-cell>
          <table:table-cell office:value-type="string" table:style-name="ce5">
            <text:p>Cell with hyperlink</text:p>
          </table:table-cell>
          <table:table-cell office:value-type="string" table:style-name="ce5">
            <text:p>With text formatt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tring</text:p>
          </table:table-cell>
          <table:table-cell office:value-type="string" table:style-name="ce1">
            <text:p>STRING</text:p>
          </table:table-cell>
          <table:table-cell office:value-type="string" table:style-name="ce6">
            <text:p><text:a xlink:href="http://www.example.org/">STRING</text:a></text:p>
          </table:table-cell>
          <table:table-cell office:value-type="string" table:style-name="ce7">
            <text:p>ST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Rich string</text:p>
          </table:table-cell>
          <table:table-cell office:value-type="string" table:style-name="ce1">
            <text:p>RICH<text:s/><text:span text:style-name="T1">STRING</text:span></text:p>
          </table:table-cell>
          <table:table-cell office:value-type="string" table:style-name="ce6">
            <text:p>RICH<text:s/><text:span text:style-name="T1">STRING</text:span></text:p>
          </table:table-cell>
          <table:table-cell office:value-type="string" table:style-name="ce7">
            <text:p>RICH<text:s/><text:span text:style-name="T1">STRING</text:span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umber</text:p>
          </table:table-cell>
          <table:table-cell office:value-type="float" office:value="12345" table:style-name="ce1">
            <text:p>12345</text:p>
          </table:table-cell>
          <table:table-cell office:value-type="float" office:value="12345" table:style-name="ce6">
            <text:p>12345</text:p>
          </table:table-cell>
          <table:table-cell office:value-type="float" office:value="12345" table:style-name="ce7">
            <text:p>1234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oolean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true" table:style-name="ce6">
            <text:p>WAHR</text:p>
          </table:table-cell>
          <table:table-cell office:value-type="boolean" office:boolean-value="true" table:style-name="ce7">
            <text:p>WAH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rror</text:p>
          </table:table-cell>
          <table:table-cell office:value-type="float" office:value="0" table:formula="of:=#DIV/0!" table:style-name="ce1">
            <text:p>#DIV/0!</text:p>
          </table:table-cell>
          <table:table-cell office:value-type="float" office:value="0" table:formula="of:=#DIV/0!" table:style-name="ce6">
            <text:p>#DIV/0!</text:p>
          </table:table-cell>
          <table:table-cell office:value-type="float" office:value="0" table:formula="of:=#DIV/0!" table:style-name="ce7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tring formula</text:p>
          </table:table-cell>
          <table:table-cell office:value-type="string" office:string-value="STRING" table:formula="of:=&quot;STR&quot;&amp;&quot;ING&quot;" table:style-name="ce1">
            <text:p>STRING</text:p>
          </table:table-cell>
          <table:table-cell office:value-type="string" office:string-value="STRING" table:formula="of:=&quot;STR&quot;&amp;&quot;ING&quot;" table:style-name="ce6">
            <text:p>STRING</text:p>
          </table:table-cell>
          <table:table-cell office:value-type="string" office:string-value="STRING" table:formula="of:=&quot;STR&quot;&amp;&quot;ING&quot;" table:style-name="ce7">
            <text:p>ST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umber formula</text:p>
          </table:table-cell>
          <table:table-cell office:value-type="float" office:value="12345" table:formula="of:=12300+45" table:style-name="ce1">
            <text:p>12345</text:p>
          </table:table-cell>
          <table:table-cell office:value-type="float" office:value="12345" table:formula="of:=12300+45" table:style-name="ce6">
            <text:p>12345</text:p>
          </table:table-cell>
          <table:table-cell office:value-type="float" office:value="12345" table:formula="of:=12300+45" table:style-name="ce7">
            <text:p>1234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oolean formula</text:p>
          </table:table-cell>
          <table:table-cell office:value-type="boolean" office:boolean-value="true" table:formula="of:=1=1" table:style-name="ce1">
            <text:p>WAHR</text:p>
          </table:table-cell>
          <table:table-cell office:value-type="boolean" office:boolean-value="true" table:formula="of:=1=1" table:style-name="ce6">
            <text:p>WAHR</text:p>
          </table:table-cell>
          <table:table-cell office:value-type="boolean" office:boolean-value="true" table:formula="of:=1=1" table:style-name="ce7">
            <text:p>WAH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rror formula</text:p>
          </table:table-cell>
          <table:table-cell office:value-type="float" office:value="0" table:formula="of:=1/0" table:style-name="ce1">
            <text:p>#DIV/0!</text:p>
          </table:table-cell>
          <table:table-cell office:value-type="float" office:value="0" table:formula="of:=1/0" table:style-name="ce6">
            <text:p>#DIV/0!</text:p>
          </table:table-cell>
          <table:table-cell office:value-type="float" office:value="0" table:formula="of:=1/0" table:style-name="ce7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tring formula with HYPERLINK function</text:p>
          </table:table-cell>
          <table:table-cell office:value-type="string" office:string-value="STRING" table:formula="of:=HYPERLINK(&quot;http://www.openoffice.org/&quot;;&quot;STR&quot;&amp;&quot;ING&quot;)" table:style-name="ce6">
            <text:p>STRING</text:p>
          </table:table-cell>
          <table:table-cell office:value-type="string" office:string-value="STRING" table:formula="of:=HYPERLINK(&quot;http://www.openoffice.org/&quot;;&quot;STR&quot;&amp;&quot;ING&quot;)" table:style-name="ce6">
            <text:p>STRING</text:p>
          </table:table-cell>
          <table:table-cell office:value-type="string" office:string-value="STRING" table:formula="of:=HYPERLINK(&quot;http://www.openoffice.org/&quot;;&quot;STR&quot;&amp;&quot;ING&quot;)" table:style-name="ce7">
            <text:p>ST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Number formula with HYPERLINK function</text:p>
          </table:table-cell>
          <table:table-cell office:value-type="float" office:value="12345" table:formula="of:=HYPERLINK(&quot;http://www.openoffice.org/&quot;;12300+45)" table:style-name="ce6">
            <text:p>12345</text:p>
          </table:table-cell>
          <table:table-cell office:value-type="float" office:value="12345" table:formula="of:=HYPERLINK(&quot;http://www.openoffice.org/&quot;;12300+45)" table:style-name="ce6">
            <text:p>12345</text:p>
          </table:table-cell>
          <table:table-cell office:value-type="float" office:value="12345" table:formula="of:=HYPERLINK(&quot;http://www.openoffice.org/&quot;;12300+45)" table:style-name="ce7">
            <text:p>1234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Boolean formula with HYPERLINK function</text:p>
          </table:table-cell>
          <table:table-cell office:value-type="boolean" office:boolean-value="true" table:formula="of:=HYPERLINK(&quot;http://www.openoffice.org/&quot;;1=1)" table:style-name="ce6">
            <text:p>WAHR</text:p>
          </table:table-cell>
          <table:table-cell office:value-type="boolean" office:boolean-value="true" table:formula="of:=HYPERLINK(&quot;http://www.openoffice.org/&quot;;1=1)" table:style-name="ce6">
            <text:p>WAHR</text:p>
          </table:table-cell>
          <table:table-cell office:value-type="boolean" office:boolean-value="true" table:formula="of:=HYPERLINK(&quot;http://www.openoffice.org/&quot;;1=1)" table:style-name="ce7">
            <text:p>WAH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rror formula with HYPERLINK function</text:p>
          </table:table-cell>
          <table:table-cell office:value-type="float" office:value="0" table:formula="of:=HYPERLINK(&quot;http://www.openoffice.org/&quot;;1/0)" table:style-name="ce6">
            <text:p>#DIV/0!</text:p>
          </table:table-cell>
          <table:table-cell office:value-type="float" office:value="0" table:formula="of:=HYPERLINK(&quot;http://www.openoffice.org/&quot;;1/0)" table:style-name="ce6">
            <text:p>#DIV/0!</text:p>
          </table:table-cell>
          <table:table-cell office:value-type="float" office:value="0" table:formula="of:=HYPERLINK(&quot;http://www.openoffice.org/&quot;;1/0)" table:style-name="ce7">
            <text:p>#DIV/0!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Single-cell array formulas</text:p>
          </table:table-cell>
          <table:table-cell office:value-type="string" office:string-value="STRING" table:formula="of:=&quot;STR&quot;&amp;&quot;ING&quot;" table:number-matrix-columns-spanned="1" table:number-matrix-rows-spanned="1" table:style-name="ce9">
            <text:p>STRING</text:p>
          </table:table-cell>
          <table:table-cell office:value-type="string" office:string-value="STRING" table:formula="of:=&quot;STR&quot;&amp;&quot;ING&quot;" table:number-matrix-columns-spanned="1" table:number-matrix-rows-spanned="1" table:style-name="ce10">
            <text:p>STRING</text:p>
          </table:table-cell>
          <table:table-cell office:value-type="string" office:string-value="STRING" table:formula="of:=&quot;STR&quot;&amp;&quot;ING&quot;" table:number-matrix-columns-spanned="1" table:number-matrix-rows-spanned="1" table:style-name="ce12">
            <text:p>STR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rray formula</text:p>
          </table:table-cell>
          <table:table-cell office:value-type="string" office:string-value="STRING" table:formula="of:=&quot;STR&quot;&amp;&quot;ING&quot;" table:number-matrix-columns-spanned="3" table:number-matrix-rows-spanned="1" table:style-name="ce8">
            <text:p>STRING</text:p>
          </table:table-cell>
          <table:table-cell office:value-type="string" office:string-value="STRING" table:style-name="ce11">
            <text:p>STRING</text:p>
          </table:table-cell>
          <table:table-cell office:value-type="string" office:string-value="STRING" table:style-name="ce13">
            <text:p>STRING</text:p>
          </table:table-cell>
          <table:table-cell table:number-columns-repeated="16380"/>
        </table:table-row>
        <table:table-row table:number-rows-repeated="1048499" table:style-name="ro2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  <table:named-expressions>
          <table:named-range table:name="localname" table:cell-range-address="Sheet2.$A$2" table:base-cell-address="Sheet2.$A$1"/>
        </table:named-expressions>
      </table:table>
      <table:table table:name="Sheet'!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  <table:named-expressions>
          <table:named-range table:name="localname" table:cell-range-address="'Sheet''!'.$A$2" table:base-cell-address="'Sheet''!'.$A$1"/>
        </table:named-expressions>
      </table:table>
      <table:named-expressions>
        <table:named-range table:name="name1" table:cell-range-address="Sheet1.$A$1" table:base-cell-address="Sheet1.$A$1"/>
        <table:named-range table:name="name2" table:cell-range-address="Sheet2.$A$1" table:base-cell-address="Sheet2.$A$1"/>
        <table:named-range table:name="name3" table:cell-range-address="'Sheet''!'.$A$1" table:base-cell-address="'Sheet''!'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7-08-10T10:59:35Z</meta:creation-date>
    <dc:date>2014-02-28T10:14:59Z</dc:date>
    <meta:editing-duration>PT0S</meta:editing-duration>
  </office:meta>
</office:document-meta>
</file>